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964a" officeooo:paragraph-rsid="0004964a"/>
    </style:style>
    <style:style style:name="P2" style:family="paragraph" style:parent-style-name="Standard">
      <style:text-properties officeooo:rsid="0004cb9f" officeooo:paragraph-rsid="0004cb9f"/>
    </style:style>
    <style:style style:name="P3" style:family="paragraph" style:parent-style-name="Standard">
      <style:text-properties fo:font-weight="bold" officeooo:rsid="0004964a" officeooo:paragraph-rsid="0004964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4964a" officeooo:paragraph-rsid="0004964a" style:font-weight-asian="bold" style:font-weight-complex="bold"/>
    </style:style>
    <style:style style:name="P5" style:family="paragraph" style:parent-style-name="Standard">
      <style:text-properties fo:font-weight="bold" officeooo:rsid="0004cb9f" officeooo:paragraph-rsid="0004cb9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0a725f" officeooo:paragraph-rsid="000a725f" style:font-weight-asian="normal" style:font-weight-complex="normal"/>
    </style:style>
    <style:style style:name="P7" style:family="paragraph" style:parent-style-name="Standard" style:list-style-name="L1">
      <style:text-properties officeooo:rsid="0004964a" officeooo:paragraph-rsid="0004964a"/>
    </style:style>
    <style:style style:name="P8" style:family="paragraph" style:parent-style-name="Standard">
      <style:text-properties officeooo:rsid="0004964a" officeooo:paragraph-rsid="0004964a"/>
    </style:style>
    <style:style style:name="P9" style:family="paragraph" style:parent-style-name="Standard" style:list-style-name="L1">
      <style:text-properties officeooo:rsid="0004cb9f" officeooo:paragraph-rsid="0004cb9f"/>
    </style:style>
    <style:style style:name="P10" style:family="paragraph" style:parent-style-name="Standard" style:list-style-name="L2">
      <style:text-properties officeooo:rsid="0004cb9f" officeooo:paragraph-rsid="0004cb9f"/>
    </style:style>
    <style:style style:name="P11" style:family="paragraph" style:parent-style-name="Standard" style:list-style-name="L2">
      <style:text-properties officeooo:rsid="0004cb9f" officeooo:paragraph-rsid="00065dfd"/>
    </style:style>
    <style:style style:name="P12" style:family="paragraph" style:parent-style-name="Standard" style:list-style-name="L3">
      <style:text-properties officeooo:rsid="0004cb9f" officeooo:paragraph-rsid="0004cb9f"/>
    </style:style>
    <style:style style:name="P13" style:family="paragraph" style:parent-style-name="Standard" style:list-style-name="L4">
      <style:text-properties officeooo:rsid="0004cb9f" officeooo:paragraph-rsid="0004cb9f"/>
    </style:style>
    <style:style style:name="P14" style:family="paragraph" style:parent-style-name="Standard" style:list-style-name="L2">
      <style:text-properties officeooo:rsid="00084dde" officeooo:paragraph-rsid="00084dde"/>
    </style:style>
    <style:style style:name="P15" style:family="paragraph" style:parent-style-name="Standard" style:list-style-name="L5">
      <style:text-properties officeooo:rsid="00084dde" officeooo:paragraph-rsid="000923cd"/>
    </style:style>
    <style:style style:name="P16" style:family="paragraph" style:parent-style-name="Standard" style:list-style-name="L2">
      <style:text-properties officeooo:rsid="00065dfd" officeooo:paragraph-rsid="00065dfd"/>
    </style:style>
    <style:style style:name="P17" style:family="paragraph" style:parent-style-name="Standard" style:list-style-name="L3">
      <style:text-properties officeooo:rsid="00065dfd" officeooo:paragraph-rsid="00065dfd"/>
    </style:style>
    <style:style style:name="P18" style:family="paragraph" style:parent-style-name="Standard" style:list-style-name="L3">
      <style:text-properties fo:font-style="normal" officeooo:rsid="00065dfd" officeooo:paragraph-rsid="00065dfd" style:font-style-asian="normal" style:font-style-complex="normal"/>
    </style:style>
    <style:style style:name="P19" style:family="paragraph" style:parent-style-name="Standard" style:list-style-name="L5">
      <style:text-properties fo:font-weight="normal" officeooo:rsid="0004cb9f" officeooo:paragraph-rsid="0004cb9f" style:font-weight-asian="normal" style:font-weight-complex="normal"/>
    </style:style>
    <style:style style:name="P20" style:family="paragraph" style:parent-style-name="Standard" style:list-style-name="L5">
      <style:text-properties fo:font-weight="normal" officeooo:rsid="00086a63" officeooo:paragraph-rsid="000923cd" style:font-weight-asian="normal" style:font-weight-complex="normal"/>
    </style:style>
    <style:style style:name="P21" style:family="paragraph" style:parent-style-name="Standard" style:list-style-name="L5">
      <style:text-properties officeooo:rsid="00086a63" officeooo:paragraph-rsid="000923c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04964a" officeooo:paragraph-rsid="000a725f" style:font-weight-asian="bold" style:font-weight-complex="bold"/>
    </style:style>
    <style:style style:name="T1" style:family="text">
      <style:text-properties officeooo:rsid="0004cb9f"/>
    </style:style>
    <style:style style:name="T2" style:family="text">
      <style:text-properties officeooo:rsid="00065df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084dde"/>
    </style:style>
    <style:style style:name="T8" style:family="text">
      <style:text-properties officeooo:rsid="000923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TFPR-CM DACOM Engenharia de Software</text:p>
      <text:p text:style-name="P6">Autor: Ana Carolina Frozza </text:p>
      <text:p text:style-name="P22"/>
      <text:p text:style-name="P4">Script do Processo PSP0</text:p>
      <text:p text:style-name="P1"/>
      <text:p text:style-name="P3">Critério de entrada:</text:p>
      <text:list xml:id="list541475760" text:style-name="L1">
        <text:list-item>
          <text:p text:style-name="P7">Descrição do problema: <text:span text:style-name="T2">ok</text:span></text:p>
          <text:list>
            <text:list-item>
              <text:p text:style-name="P7">Construir um programa para calcular a média e o desvio padrão de um conjunto de n números reais</text:p>
            </text:list-item>
          </text:list>
        </text:list-item>
        <text:list-item>
          <text:p text:style-name="P7">Formulário de resumo de Planejamento de Projeto PSP0: <text:span text:style-name="T1">ok</text:span></text:p>
        </text:list-item>
        <text:list-item>
          <text:p text:style-name="P7">Registro de Tempo: <text:span text:style-name="T2">ok</text:span></text:p>
          <text:list>
            <text:list-item>
              <text:p text:style-name="P9"><text:span text:style-name="T2">0</text:span>1:30:00</text:p>
            </text:list-item>
          </text:list>
        </text:list-item>
        <text:list-item>
          <text:p text:style-name="P7">Registro de Erros: <text:span text:style-name="T1">ok</text:span></text:p>
        </text:list-item>
        <text:list-item>
          <text:p text:style-name="P7">Padrão de tipos de Erro: <text:span text:style-name="T2">ok</text:span></text:p>
          <text:list>
            <text:list-item>
              <text:p text:style-name="P9">Erros de biblioteca</text:p>
            </text:list-item>
          </text:list>
        </text:list-item>
      </text:list>
      <text:p text:style-name="P2"/>
      <text:p text:style-name="P5">Planejamento:</text:p>
      <text:list xml:id="list1751119823" text:style-name="L2">
        <text:list-item>
          <text:p text:style-name="P10">Produzir ou obter requisitos: ok</text:p>
          <text:list>
            <text:list-item>
              <text:p text:style-name="P14">Armazenar os n valores de entrada na lista encadeada</text:p>
            </text:list-item>
            <text:list-item>
              <text:p text:style-name="P14">Calcular a média dos n valores</text:p>
            </text:list-item>
            <text:list-item>
              <text:p text:style-name="P14">Calcular o desvio padrão dos n valores</text:p>
            </text:list-item>
          </text:list>
        </text:list-item>
        <text:list-item>
          <text:p text:style-name="P10">Garantir que os requisitos estão claros e sem ambiguidade: <text:span text:style-name="T2">ok</text:span></text:p>
        </text:list-item>
        <text:list-item>
          <text:p text:style-name="P10">Resolver qualquer questão quanto aos requisito<text:span text:style-name="T2">s: ok</text:span></text:p>
          <text:list>
            <text:list-item>
              <text:p text:style-name="P14">Funções <text:span text:style-name="T3">pow </text:span><text:span text:style-name="T6">e </text:span><text:span text:style-name="T3">sqrt</text:span></text:p>
            </text:list-item>
          </text:list>
        </text:list-item>
        <text:list-item>
          <text:p text:style-name="P10">Estimar o tempo necessário para o planejamento: <text:span text:style-name="T2">ok</text:span></text:p>
          <text:list>
            <text:list-item>
              <text:p text:style-name="P16">00:10:00</text:p>
            </text:list-item>
          </text:list>
        </text:list-item>
        <text:list-item>
          <text:p text:style-name="P10">Fazer sua melhor estimativa do tempo necessário para desenvolver o <text:span text:style-name="T2">programa: ok</text:span></text:p>
          <text:list>
            <text:list-item>
              <text:p text:style-name="P16">01:30:00</text:p>
            </text:list-item>
          </text:list>
        </text:list-item>
        <text:list-item>
          <text:p text:style-name="P11">Preencher dados de planejamento no formulário de Planejamento de Projeto: <text:span text:style-name="T2">ok</text:span></text:p>
        </text:list-item>
        <text:list-item>
          <text:p text:style-name="P10">Completar o registro de tempo: <text:span text:style-name="T2">ok</text:span></text:p>
        </text:list-item>
        <text:list-item>
          <text:p text:style-name="P10">Preencher os dados de tempo estimado/planejado no formulário de Resumo de Planejamento de Projeto: <text:span text:style-name="T2">ok</text:span></text:p>
        </text:list-item>
      </text:list>
      <text:p text:style-name="P2"/>
      <text:p text:style-name="P5">Desenvolvimento:</text:p>
      <text:list xml:id="list2211437869" text:style-name="L3">
        <text:list-item>
          <text:p text:style-name="P12">Projetar o Programa: <text:span text:style-name="T2">ok</text:span></text:p>
        </text:list-item>
        <text:list-item>
          <text:p text:style-name="P12">Implementar Projeto: <text:span text:style-name="T2">ok</text:span></text:p>
        </text:list-item>
        <text:list-item>
          <text:p text:style-name="P12">Compilar o programa, consertar e registrar todos os erros encontrados: <text:span text:style-name="T2">ok</text:span></text:p>
          <text:list>
            <text:list-item>
              <text:p text:style-name="P17">Erro: <text:bookmark-start text:name="__DdeLink__0_2353546550"/>problema ao executar as funções <text:span text:style-name="T3">pow</text:span> e <text:span text:style-name="T3">sqrt</text:span><text:bookmark-end text:name="__DdeLink__0_2353546550"/></text:p>
              <text:list>
                <text:list-item>
                  <text:p text:style-name="P17"><text:span text:style-name="T3">resolução: </text:span><text:span text:style-name="T4">adicional de -lm na compilação</text:span></text:p>
                </text:list-item>
              </text:list>
            </text:list-item>
            <text:list-item>
              <text:p text:style-name="P18"><text:span text:style-name="T5">Erro: </text:span><text:bookmark-start text:name="__DdeLink__2_2353546550"/><text:span text:style-name="T5">problema com a variável </text:span><text:span text:style-name="T3">tam</text:span><text:bookmark-end text:name="__DdeLink__2_2353546550"/></text:p>
              <text:list>
                <text:list-item>
                  <text:p text:style-name="P18"><text:span text:style-name="T3">resolução: </text:span><text:span text:style-name="T4">troca do tipo da variável de </text:span><text:span text:style-name="T3">float </text:span><text:span text:style-name="T4">para </text:span><text:span text:style-name="T3">int</text:span></text:p>
                </text:list-item>
              </text:list>
            </text:list-item>
          </text:list>
        </text:list-item>
        <text:list-item>
          <text:p text:style-name="P12">Testar o programa, consertar e registrar todos os erros encontrados: <text:span text:style-name="T2">ok</text:span></text:p>
        </text:list-item>
        <text:list-item>
          <text:p text:style-name="P12">Completar o registro de tempo: <text:span text:style-name="T7">ok</text:span></text:p>
        </text:list-item>
      </text:list>
      <text:p text:style-name="P2"/>
      <text:p text:style-name="P5">Encerramento:</text:p>
      <text:list xml:id="list646807661" text:style-name="L4">
        <text:list-item>
          <text:p text:style-name="P13">Completar o formulário de Resumo de Planejamento de Projeto com os dados de tempo efetivo, erros e tamanho: <text:span text:style-name="T8">ok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Critérios de Saída:</text:p>
      <text:list xml:id="list3194309913" text:style-name="L5">
        <text:list-item>
          <text:p text:style-name="P19">Programa rigorosamente testado: <text:span text:style-name="T7">ok</text:span></text:p>
          <text:list>
            <text:list-item>
              <text:p text:style-name="P15">Entradas testadas:</text:p>
              <text:list>
                <text:list-item>
                  <text:p text:style-name="P15">186 – 699 – 132 – 272 – 291 – 331 – 199 – 1890 – 788 – 1601</text:p>
                </text:list-item>
                <text:list-item>
                  <text:p text:style-name="P15">160 – 591 – 114 – 229 – 230 – 270 – 128 – 1657 – 624 – 1503</text:p>
                </text:list-item>
                <text:list-item>
                  <text:p text:style-name="P15">10.5 – 69.9 – 6.5 – 22.4 – 28.4 – 65.9 – 19.4 – 198.7 – 38.8 – 138.2</text:p>
                </text:list-item>
                <text:list-item>
                  <text:p text:style-name="P21">37.6 – 192.82 – 17.31 – 271.07 – 17.0 – 63.16 – 22.2 – 27.0 – 131.7 – 98.1</text:p>
                </text:list-item>
              </text:list>
            </text:list-item>
            <text:list-item>
              <text:p text:style-name="P15">Saídas obtidas:</text:p>
              <text:list>
                <text:list-item>
                  <text:p text:style-name="P15">média: 638.9<text:tab/><text:tab/>desvio: 625.63</text:p>
                </text:list-item>
                <text:list-item>
                  <text:p text:style-name="P15">média: 550.6<text:tab/><text:tab/>desvio: 572.03</text:p>
                </text:list-item>
                <text:list-item>
                  <text:p text:style-name="P15">média: 60.32<text:tab/><text:tab/>desvio: 62.26</text:p>
                </text:list-item>
                <text:list-item>
                  <text:p text:style-name="P20">média: 87.80<text:tab/><text:tab/>desvio: 86.77</text:p>
                </text:list-item>
              </text:list>
            </text:list-item>
          </text:list>
        </text:list-item>
        <text:list-item>
          <text:p text:style-name="P19">Formulário de Resumo de Planejamento de Projeto preenchido com dados estimados e efetivos: <text:span text:style-name="T8">ok</text:span></text:p>
        </text:list-item>
        <text:list-item>
          <text:p text:style-name="P19">Registro de Tempo completo: <text:span text:style-name="T8">ok</text:span></text:p>
        </text:list-item>
        <text:list-item>
          <text:p text:style-name="P19">Registro de Erros completo: <text:span text:style-name="T8">o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20:11:25.991105674</meta:creation-date>
    <dc:date>2019-03-24T21:44:12.914430096</dc:date>
    <meta:editing-duration>PT16M42S</meta:editing-duration>
    <meta:editing-cycles>6</meta:editing-cycles>
    <meta:generator>LibreOffice/6.0.3.2$Linux_X86_64 LibreOffice_project/00m0$Build-2</meta:generator>
    <meta:document-statistic meta:table-count="0" meta:image-count="0" meta:object-count="0" meta:page-count="2" meta:paragraph-count="54" meta:word-count="392" meta:character-count="2222" meta:non-whitespace-character-count="1889"/>
  </office:meta>
</office:document-meta>
</file>